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40.71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56.95pt"/>
    </style:style>
    <style:style style:name="co9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deb3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^DJI</text:p>
          </table:table-cell>
          <table:table-cell/>
        </table:table-row>
        <table:table-row table:style-name="ro1">
          <table:table-cell table:style-name="Default" office:value-type="string" calcext:value-type="string">
            <text:p>^GSPC</text:p>
          </table:table-cell>
          <table:table-cell table:formula="of:=IF([.A2]=[.A1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^IXIC </text:p>
          </table:table-cell>
          <table:table-cell table:formula="of:=IF([.A3]=[.A2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^NYA</text:p>
          </table:table-cell>
          <table:table-cell table:formula="of:=IF([.A4]=[.A3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^RUT</text:p>
          </table:table-cell>
          <table:table-cell table:formula="of:=IF([.A5]=[.A4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^TNX</text:p>
          </table:table-cell>
          <table:table-cell table:formula="of:=IF([.A6]=[.A5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^VIX</text:p>
          </table:table-cell>
          <table:table-cell table:formula="of:=IF([.A7]=[.A6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AAPL</text:p>
          </table:table-cell>
          <table:table-cell table:formula="of:=IF([.A8]=[.A7];&quot;false&quot;;&quot;&quot;)">
            <text:p/>
          </table:table-cell>
        </table:table-row>
        <table:table-row table:style-name="ro1" table:visibility="filter">
          <table:table-cell table:style-name="ce1" office:value-type="string" calcext:value-type="string">
            <text:p><text:a xlink:href="https://www.slickcharts.com/symbol/AAPL" xlink:type="simple">AAPL</text:a></text:p>
          </table:table-cell>
          <table:table-cell table:formula="of:=IF([.A9]=[.A8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AAPL</text:p>
          </table:table-cell>
          <table:table-cell table:formula="of:=IF([.A10]=[.A9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table:style-name="ce3" office:value-type="string" calcext:value-type="string">
            <text:p>AAPL</text:p>
          </table:table-cell>
          <table:table-cell table:formula="of:=IF([.A11]=[.A10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ABBV</text:p>
          </table:table-cell>
          <table:table-cell table:formula="of:=IF([.A12]=[.A11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ABT</text:p>
          </table:table-cell>
          <table:table-cell table:formula="of:=IF([.A13]=[.A12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ACN</text:p>
          </table:table-cell>
          <table:table-cell table:formula="of:=IF([.A14]=[.A13];&quot;false&quot;;&quot;&quot;)">
            <text:p/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table:formula="of:=IF([.A15]=[.A14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ADBE</text:p>
          </table:table-cell>
          <table:table-cell table:formula="of:=IF([.A16]=[.A15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table:formula="of:=IF([.A17]=[.A16];&quot;false&quot;;&quot;&quot;)">
            <text:p/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formula="of:=IF([.A18]=[.A17];&quot;false&quot;;&quot;&quot;)">
            <text:p/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table:formula="of:=IF([.A19]=[.A18];&quot;false&quot;;&quot;&quot;)">
            <text:p/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table:formula="of:=IF([.A20]=[.A19];&quot;false&quot;;&quot;&quot;)">
            <text:p/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table:formula="of:=IF([.A21]=[.A20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AMGN" xlink:type="simple">AMGN</text:a></text:p>
          </table:table-cell>
          <table:table-cell table:formula="of:=IF([.A22]=[.A21];&quot;false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AMGN</text:p>
          </table:table-cell>
          <table:table-cell table:formula="of:=IF([.A23]=[.A22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table:formula="of:=IF([.A24]=[.A23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AMZN</text:p>
          </table:table-cell>
          <table:table-cell table:formula="of:=IF([.A25]=[.A24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RKK</text:p>
          </table:table-cell>
          <table:table-cell table:formula="of:=IF([.A26]=[.A25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ARKQ</text:p>
          </table:table-cell>
          <table:table-cell table:formula="of:=IF([.A27]=[.A26];&quot;false&quot;;&quot;&quot;)">
            <text:p/>
          </table:table-cell>
        </table:table-row>
        <table:table-row table:style-name="ro1">
          <table:table-cell office:value-type="string" calcext:value-type="string">
            <text:p>ASML</text:p>
          </table:table-cell>
          <table:table-cell table:formula="of:=IF([.A28]=[.A27];&quot;false&quot;;&quot;&quot;)">
            <text:p/>
          </table:table-cell>
        </table:table-row>
        <table:table-row table:style-name="ro1">
          <table:table-cell office:value-type="string" calcext:value-type="string">
            <text:p>ATVI</text:p>
          </table:table-cell>
          <table:table-cell table:formula="of:=IF([.A29]=[.A28];&quot;false&quot;;&quot;&quot;)">
            <text:p/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table:formula="of:=IF([.A30]=[.A29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AVGO</text:p>
          </table:table-cell>
          <table:table-cell table:formula="of:=IF([.A31]=[.A30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AXP" xlink:type="simple">AXP</text:a></text:p>
          </table:table-cell>
          <table:table-cell table:formula="of:=IF([.A32]=[.A31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BA" xlink:type="simple">BA</text:a></text:p>
          </table:table-cell>
          <table:table-cell table:formula="of:=IF([.A33]=[.A32];&quot;false&quot;;&quot;&quot;)">
            <text:p/>
          </table:table-cell>
        </table:table-row>
        <table:table-row table:style-name="ro1">
          <table:table-cell table:style-name="ce4" office:value-type="string" calcext:value-type="string">
            <text:p>BABA</text:p>
          </table:table-cell>
          <table:table-cell table:formula="of:=IF([.A34]=[.A33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BAC</text:p>
          </table:table-cell>
          <table:table-cell table:formula="of:=IF([.A35]=[.A34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BAC</text:p>
          </table:table-cell>
          <table:table-cell table:formula="of:=IF([.A36]=[.A35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BEKE</text:p>
          </table:table-cell>
          <table:table-cell table:formula="of:=IF([.A37]=[.A36];&quot;false&quot;;&quot;&quot;)">
            <text:p/>
          </table:table-cell>
        </table:table-row>
        <table:table-row table:style-name="ro1">
          <table:table-cell table:style-name="ce4" office:value-type="string" calcext:value-type="string">
            <text:p>BIDU</text:p>
          </table:table-cell>
          <table:table-cell table:formula="of:=IF([.A38]=[.A37];&quot;false&quot;;&quot;&quot;)">
            <text:p/>
          </table:table-cell>
        </table:table-row>
        <table:table-row table:style-name="ro1">
          <table:table-cell office:value-type="string" calcext:value-type="string">
            <text:p>BIIB</text:p>
          </table:table-cell>
          <table:table-cell table:formula="of:=IF([.A39]=[.A38];&quot;false&quot;;&quot;&quot;)">
            <text:p/>
          </table:table-cell>
        </table:table-row>
        <table:table-row table:style-name="ro1">
          <table:table-cell table:style-name="ce4" office:value-type="string" calcext:value-type="string">
            <text:p>BILI</text:p>
          </table:table-cell>
          <table:table-cell table:formula="of:=IF([.A40]=[.A39];&quot;false&quot;;&quot;&quot;)">
            <text:p/>
          </table:table-cell>
        </table:table-row>
        <table:table-row table:style-name="ro1">
          <table:table-cell office:value-type="string" calcext:value-type="string">
            <text:p>BKNG</text:p>
          </table:table-cell>
          <table:table-cell table:formula="of:=IF([.A41]=[.A40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BRK.B</text:p>
          </table:table-cell>
          <table:table-cell table:formula="of:=IF([.A42]=[.A41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formula="of:=IF([.A43]=[.A42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AT" xlink:type="simple">CAT</text:a></text:p>
          </table:table-cell>
          <table:table-cell table:formula="of:=IF([.A44]=[.A43];&quot;false&quot;;&quot;&quot;)">
            <text:p/>
          </table:table-cell>
        </table:table-row>
        <table:table-row table:style-name="ro1">
          <table:table-cell office:value-type="string" calcext:value-type="string">
            <text:p>CHTR</text:p>
          </table:table-cell>
          <table:table-cell table:formula="of:=IF([.A45]=[.A44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CL=F</text:p>
          </table:table-cell>
          <table:table-cell table:formula="of:=IF([.A46]=[.A45];&quot;false&quot;;&quot;&quot;)">
            <text:p/>
          </table:table-cell>
        </table:table-row>
        <table:table-row table:style-name="ro1">
          <table:table-cell office:value-type="string" calcext:value-type="string">
            <text:p>CMCSA</text:p>
          </table:table-cell>
          <table:table-cell table:formula="of:=IF([.A47]=[.A46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CMCSA</text:p>
          </table:table-cell>
          <table:table-cell table:formula="of:=IF([.A48]=[.A47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formula="of:=IF([.A49]=[.A48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COST</text:p>
          </table:table-cell>
          <table:table-cell table:formula="of:=IF([.A50]=[.A49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RM" xlink:type="simple">CRM</text:a></text:p>
          </table:table-cell>
          <table:table-cell table:formula="of:=IF([.A51]=[.A50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CRM</text:p>
          </table:table-cell>
          <table:table-cell table:formula="of:=IF([.A52]=[.A51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SCO" xlink:type="simple">CSCO</text:a></text:p>
          </table:table-cell>
          <table:table-cell table:formula="of:=IF([.A53]=[.A52];&quot;false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CSCO</text:p>
          </table:table-cell>
          <table:table-cell table:formula="of:=IF([.A54]=[.A53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table:style-name="ce3" office:value-type="string" calcext:value-type="string">
            <text:p>CSCO</text:p>
          </table:table-cell>
          <table:table-cell table:formula="of:=IF([.A55]=[.A54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CSX</text:p>
          </table:table-cell>
          <table:table-cell table:formula="of:=IF([.A56]=[.A55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VX" xlink:type="simple">CVX</text:a></text:p>
          </table:table-cell>
          <table:table-cell table:formula="of:=IF([.A57]=[.A56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CVX</text:p>
          </table:table-cell>
          <table:table-cell table:formula="of:=IF([.A58]=[.A57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DHR</text:p>
          </table:table-cell>
          <table:table-cell table:formula="of:=IF([.A59]=[.A58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DIS" xlink:type="simple">DIS</text:a></text:p>
          </table:table-cell>
          <table:table-cell table:formula="of:=IF([.A60]=[.A59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DIS</text:p>
          </table:table-cell>
          <table:table-cell table:formula="of:=IF([.A61]=[.A60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DOCU</text:p>
          </table:table-cell>
          <table:table-cell table:formula="of:=IF([.A62]=[.A61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DOW" xlink:type="simple">DOW</text:a></text:p>
          </table:table-cell>
          <table:table-cell table:formula="of:=IF([.A63]=[.A62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EURUSD=X</text:p>
          </table:table-cell>
          <table:table-cell table:formula="of:=IF([.A64]=[.A63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FAS</text:p>
          </table:table-cell>
          <table:table-cell table:formula="of:=IF([.A65]=[.A64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FAZ</text:p>
          </table:table-cell>
          <table:table-cell table:formula="of:=IF([.A66]=[.A65];&quot;false&quot;;&quot;&quot;)">
            <text:p/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formula="of:=IF([.A67]=[.A66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FB</text:p>
          </table:table-cell>
          <table:table-cell table:formula="of:=IF([.A68]=[.A67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FISV</text:p>
          </table:table-cell>
          <table:table-cell table:formula="of:=IF([.A69]=[.A68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GC=F</text:p>
          </table:table-cell>
          <table:table-cell table:formula="of:=IF([.A70]=[.A69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GE</text:p>
          </table:table-cell>
          <table:table-cell table:formula="of:=IF([.A71]=[.A70];&quot;false&quot;;&quot;&quot;)">
            <text:p/>
          </table:table-cell>
        </table:table-row>
        <table:table-row table:style-name="ro1">
          <table:table-cell office:value-type="string" calcext:value-type="string">
            <text:p>GILD</text:p>
          </table:table-cell>
          <table:table-cell table:formula="of:=IF([.A72]=[.A71];&quot;false&quot;;&quot;&quot;)">
            <text:p/>
          </table:table-cell>
        </table:table-row>
        <table:table-row table:style-name="ro1">
          <table:table-cell office:value-type="string" calcext:value-type="string">
            <text:p>GOOG</text:p>
          </table:table-cell>
          <table:table-cell table:formula="of:=IF([.A73]=[.A72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GOOG</text:p>
          </table:table-cell>
          <table:table-cell table:formula="of:=IF([.A74]=[.A73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GOOGL</text:p>
          </table:table-cell>
          <table:table-cell table:formula="of:=IF([.A75]=[.A74];&quot;false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GOOGL</text:p>
          </table:table-cell>
          <table:table-cell table:formula="of:=IF([.A76]=[.A75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table:style-name="ce3" office:value-type="string" calcext:value-type="string">
            <text:p>GOOGL</text:p>
          </table:table-cell>
          <table:table-cell table:formula="of:=IF([.A77]=[.A76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GS" xlink:type="simple">GS</text:a></text:p>
          </table:table-cell>
          <table:table-cell table:formula="of:=IF([.A78]=[.A77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HD" xlink:type="simple">HD</text:a></text:p>
          </table:table-cell>
          <table:table-cell table:formula="of:=IF([.A79]=[.A78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HD</text:p>
          </table:table-cell>
          <table:table-cell table:formula="of:=IF([.A80]=[.A79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HON" xlink:type="simple">HON</text:a></text:p>
          </table:table-cell>
          <table:table-cell table:formula="of:=IF([.A81]=[.A80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HON</text:p>
          </table:table-cell>
          <table:table-cell table:formula="of:=IF([.A82]=[.A81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IBM" xlink:type="simple">IBM</text:a></text:p>
          </table:table-cell>
          <table:table-cell table:formula="of:=IF([.A83]=[.A82];&quot;false&quot;;&quot;&quot;)">
            <text:p/>
          </table:table-cell>
        </table:table-row>
        <table:table-row table:style-name="ro1">
          <table:table-cell office:value-type="string" calcext:value-type="string">
            <text:p>IDXX</text:p>
          </table:table-cell>
          <table:table-cell table:formula="of:=IF([.A84]=[.A83];&quot;false&quot;;&quot;&quot;)">
            <text:p/>
          </table:table-cell>
        </table:table-row>
        <table:table-row table:style-name="ro1">
          <table:table-cell office:value-type="string" calcext:value-type="string">
            <text:p>ILMN</text:p>
          </table:table-cell>
          <table:table-cell table:formula="of:=IF([.A85]=[.A84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INTC" xlink:type="simple">INTC</text:a></text:p>
          </table:table-cell>
          <table:table-cell table:formula="of:=IF([.A86]=[.A85];&quot;false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INTC</text:p>
          </table:table-cell>
          <table:table-cell table:formula="of:=IF([.A87]=[.A86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table:style-name="ce3" office:value-type="string" calcext:value-type="string">
            <text:p>INTC</text:p>
          </table:table-cell>
          <table:table-cell table:formula="of:=IF([.A88]=[.A87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INTU</text:p>
          </table:table-cell>
          <table:table-cell table:formula="of:=IF([.A89]=[.A88];&quot;false&quot;;&quot;&quot;)">
            <text:p/>
          </table:table-cell>
        </table:table-row>
        <table:table-row table:style-name="ro1">
          <table:table-cell office:value-type="string" calcext:value-type="string">
            <text:p>ISRG</text:p>
          </table:table-cell>
          <table:table-cell table:formula="of:=IF([.A90]=[.A89];&quot;false&quot;;&quot;&quot;)">
            <text:p/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table:formula="of:=IF([.A91]=[.A90];&quot;false&quot;;&quot;&quot;)">
            <text:p/>
          </table:table-cell>
        </table:table-row>
        <table:table-row table:style-name="ro1" table:visibility="filter">
          <table:table-cell table:style-name="ce4" office:value-type="string" calcext:value-type="string">
            <text:p>JD</text:p>
          </table:table-cell>
          <table:table-cell table:formula="of:=IF([.A92]=[.A91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JNJ" xlink:type="simple">JNJ</text:a></text:p>
          </table:table-cell>
          <table:table-cell table:formula="of:=IF([.A93]=[.A92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JNJ</text:p>
          </table:table-cell>
          <table:table-cell table:formula="of:=IF([.A94]=[.A93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JPM" xlink:type="simple">JPM</text:a></text:p>
          </table:table-cell>
          <table:table-cell table:formula="of:=IF([.A95]=[.A94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JPM</text:p>
          </table:table-cell>
          <table:table-cell table:formula="of:=IF([.A96]=[.A95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KO" xlink:type="simple">KO</text:a></text:p>
          </table:table-cell>
          <table:table-cell table:formula="of:=IF([.A97]=[.A96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KO</text:p>
          </table:table-cell>
          <table:table-cell table:formula="of:=IF([.A98]=[.A97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LLY</text:p>
          </table:table-cell>
          <table:table-cell table:formula="of:=IF([.A99]=[.A98];&quot;false&quot;;&quot;&quot;)">
            <text:p/>
          </table:table-cell>
        </table:table-row>
        <table:table-row table:style-name="ro1">
          <table:table-cell office:value-type="string" calcext:value-type="string">
            <text:p>LRCX</text:p>
          </table:table-cell>
          <table:table-cell table:formula="of:=IF([.A100]=[.A99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MA</text:p>
          </table:table-cell>
          <table:table-cell table:formula="of:=IF([.A101]=[.A100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MCD" xlink:type="simple">MCD</text:a></text:p>
          </table:table-cell>
          <table:table-cell table:formula="of:=IF([.A102]=[.A101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MCD</text:p>
          </table:table-cell>
          <table:table-cell table:formula="of:=IF([.A103]=[.A102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MDLZ</text:p>
          </table:table-cell>
          <table:table-cell table:formula="of:=IF([.A104]=[.A103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MDT</text:p>
          </table:table-cell>
          <table:table-cell table:formula="of:=IF([.A105]=[.A104];&quot;false&quot;;&quot;&quot;)">
            <text:p/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table:formula="of:=IF([.A106]=[.A105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MMM" xlink:type="simple">MMM</text:a></text:p>
          </table:table-cell>
          <table:table-cell table:formula="of:=IF([.A107]=[.A106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MRK" xlink:type="simple">MRK</text:a></text:p>
          </table:table-cell>
          <table:table-cell table:formula="of:=IF([.A108]=[.A107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MRK</text:p>
          </table:table-cell>
          <table:table-cell table:formula="of:=IF([.A109]=[.A108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table:formula="of:=IF([.A110]=[.A109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MSFT</text:p>
          </table:table-cell>
          <table:table-cell table:formula="of:=IF([.A111]=[.A110];&quot;false&quot;;&quot;&quot;)">
            <text:p/>
          </table:table-cell>
        </table:table-row>
        <table:table-row table:style-name="ro1" table:visibility="filter">
          <table:table-cell table:style-name="ce1" office:value-type="string" calcext:value-type="string">
            <text:p><text:a xlink:href="https://www.slickcharts.com/symbol/MSFT" xlink:type="simple">MSFT</text:a></text:p>
          </table:table-cell>
          <table:table-cell table:formula="of:=IF([.A112]=[.A111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MSFT</text:p>
          </table:table-cell>
          <table:table-cell table:formula="of:=IF([.A113]=[.A112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table:style-name="ce3" office:value-type="string" calcext:value-type="string">
            <text:p>MSFT</text:p>
          </table:table-cell>
          <table:table-cell table:formula="of:=IF([.A114]=[.A113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formula="of:=IF([.A115]=[.A114];&quot;false&quot;;&quot;&quot;)">
            <text:p/>
          </table:table-cell>
        </table:table-row>
        <table:table-row table:style-name="ro1">
          <table:table-cell office:value-type="string" calcext:value-type="string">
            <text:p>NFLX</text:p>
          </table:table-cell>
          <table:table-cell table:formula="of:=IF([.A116]=[.A115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NFLX</text:p>
          </table:table-cell>
          <table:table-cell table:formula="of:=IF([.A117]=[.A116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NIO</text:p>
          </table:table-cell>
          <table:table-cell table:formula="of:=IF([.A118]=[.A117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NKE" xlink:type="simple">NKE</text:a></text:p>
          </table:table-cell>
          <table:table-cell table:formula="of:=IF([.A119]=[.A118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NKE</text:p>
          </table:table-cell>
          <table:table-cell table:formula="of:=IF([.A120]=[.A119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NTES</text:p>
          </table:table-cell>
          <table:table-cell table:formula="of:=IF([.A121]=[.A120];&quot;false&quot;;&quot;&quot;)">
            <text:p/>
          </table:table-cell>
        </table:table-row>
        <table:table-row table:style-name="ro1">
          <table:table-cell office:value-type="string" calcext:value-type="string">
            <text:p>NVDA</text:p>
          </table:table-cell>
          <table:table-cell table:formula="of:=IF([.A122]=[.A121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NVDA</text:p>
          </table:table-cell>
          <table:table-cell table:formula="of:=IF([.A123]=[.A122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NXPI</text:p>
          </table:table-cell>
          <table:table-cell table:formula="of:=IF([.A124]=[.A123];&quot;false&quot;;&quot;&quot;)">
            <text:p/>
          </table:table-cell>
        </table:table-row>
        <table:table-row table:style-name="ro1">
          <table:table-cell table:style-name="ce4" office:value-type="string" calcext:value-type="string">
            <text:p>PDD</text:p>
          </table:table-cell>
          <table:table-cell table:formula="of:=IF([.A125]=[.A124];&quot;false&quot;;&quot;&quot;)">
            <text:p/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formula="of:=IF([.A126]=[.A125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PEP</text:p>
          </table:table-cell>
          <table:table-cell table:formula="of:=IF([.A127]=[.A126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PFE</text:p>
          </table:table-cell>
          <table:table-cell table:formula="of:=IF([.A128]=[.A127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PG" xlink:type="simple">PG</text:a></text:p>
          </table:table-cell>
          <table:table-cell table:formula="of:=IF([.A129]=[.A128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PG</text:p>
          </table:table-cell>
          <table:table-cell table:formula="of:=IF([.A130]=[.A129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PYPL</text:p>
          </table:table-cell>
          <table:table-cell table:formula="of:=IF([.A131]=[.A130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PYPL</text:p>
          </table:table-cell>
          <table:table-cell table:formula="of:=IF([.A132]=[.A131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QCOM</text:p>
          </table:table-cell>
          <table:table-cell table:formula="of:=IF([.A133]=[.A132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QCOM</text:p>
          </table:table-cell>
          <table:table-cell table:formula="of:=IF([.A134]=[.A133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formula="of:=IF([.A135]=[.A134];&quot;false&quot;;&quot;&quot;)">
            <text:p/>
          </table:table-cell>
        </table:table-row>
        <table:table-row table:style-name="ro1">
          <table:table-cell office:value-type="string" calcext:value-type="string">
            <text:p>REGN</text:p>
          </table:table-cell>
          <table:table-cell table:formula="of:=IF([.A136]=[.A135];&quot;false&quot;;&quot;&quot;)">
            <text:p/>
          </table:table-cell>
        </table:table-row>
        <table:table-row table:style-name="ro1">
          <table:table-cell office:value-type="string" calcext:value-type="string">
            <text:p>SBUX</text:p>
          </table:table-cell>
          <table:table-cell table:formula="of:=IF([.A137]=[.A136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formula="of:=IF([.A138]=[.A137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SPXL</text:p>
          </table:table-cell>
          <table:table-cell table:formula="of:=IF([.A139]=[.A138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SPXS</text:p>
          </table:table-cell>
          <table:table-cell table:formula="of:=IF([.A140]=[.A139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formula="of:=IF([.A141]=[.A140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formula="of:=IF([.A142]=[.A141];&quot;false&quot;;&quot;&quot;)">
            <text:p/>
          </table:table-cell>
        </table:table-row>
        <table:table-row table:style-name="ro1">
          <table:table-cell table:style-name="ce4" office:value-type="string" calcext:value-type="string">
            <text:p>TCOM</text:p>
          </table:table-cell>
          <table:table-cell table:formula="of:=IF([.A143]=[.A142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TECL</text:p>
          </table:table-cell>
          <table:table-cell table:formula="of:=IF([.A144]=[.A143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TECS</text:p>
          </table:table-cell>
          <table:table-cell table:formula="of:=IF([.A145]=[.A144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TMO</text:p>
          </table:table-cell>
          <table:table-cell table:formula="of:=IF([.A146]=[.A145];&quot;false&quot;;&quot;&quot;)">
            <text:p/>
          </table:table-cell>
        </table:table-row>
        <table:table-row table:style-name="ro1">
          <table:table-cell office:value-type="string" calcext:value-type="string">
            <text:p>TMUS</text:p>
          </table:table-cell>
          <table:table-cell table:formula="of:=IF([.A147]=[.A146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TRV" xlink:type="simple">TRV</text:a></text:p>
          </table:table-cell>
          <table:table-cell table:formula="of:=IF([.A148]=[.A147];&quot;false&quot;;&quot;&quot;)">
            <text:p/>
          </table:table-cell>
        </table:table-row>
        <table:table-row table:style-name="ro1">
          <table:table-cell table:style-name="Default" office:value-type="string" calcext:value-type="string">
            <text:p>TSLA</text:p>
          </table:table-cell>
          <table:table-cell table:formula="of:=IF([.A149]=[.A148];&quot;false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TSLA</text:p>
          </table:table-cell>
          <table:table-cell table:formula="of:=IF([.A150]=[.A149];&quot;false&quot;;&quot;&quot;)" office:value-type="string" office:string-value="false" calcext:value-type="string">
            <text:p>false</text:p>
          </table:table-cell>
        </table:table-row>
        <table:table-row table:style-name="ro1" table:visibility="filter">
          <table:table-cell table:style-name="ce3" office:value-type="string" calcext:value-type="string">
            <text:p>TSLA</text:p>
          </table:table-cell>
          <table:table-cell table:formula="of:=IF([.A151]=[.A150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table:formula="of:=IF([.A152]=[.A151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TXN</text:p>
          </table:table-cell>
          <table:table-cell table:formula="of:=IF([.A153]=[.A152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UNH" xlink:type="simple">UNH</text:a></text:p>
          </table:table-cell>
          <table:table-cell table:formula="of:=IF([.A154]=[.A153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UNH</text:p>
          </table:table-cell>
          <table:table-cell table:formula="of:=IF([.A155]=[.A154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V" xlink:type="simple">V</text:a></text:p>
          </table:table-cell>
          <table:table-cell table:formula="of:=IF([.A156]=[.A155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V</text:p>
          </table:table-cell>
          <table:table-cell table:formula="of:=IF([.A157]=[.A156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VRTX</text:p>
          </table:table-cell>
          <table:table-cell table:formula="of:=IF([.A158]=[.A157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VZ" xlink:type="simple">VZ</text:a></text:p>
          </table:table-cell>
          <table:table-cell table:formula="of:=IF([.A159]=[.A158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VZ</text:p>
          </table:table-cell>
          <table:table-cell table:formula="of:=IF([.A160]=[.A159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WBA" xlink:type="simple">WBA</text:a></text:p>
          </table:table-cell>
          <table:table-cell table:formula="of:=IF([.A161]=[.A160];&quot;false&quot;;&quot;&quot;)">
            <text:p/>
          </table:table-cell>
        </table:table-row>
        <table:table-row table:style-name="ro1">
          <table:table-cell table:style-name="ce3" office:value-type="string" calcext:value-type="string">
            <text:p>WFC</text:p>
          </table:table-cell>
          <table:table-cell table:formula="of:=IF([.A162]=[.A161];&quot;false&quot;;&quot;&quot;)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WMT" xlink:type="simple">WMT</text:a></text:p>
          </table:table-cell>
          <table:table-cell table:formula="of:=IF([.A163]=[.A162];&quot;false&quot;;&quot;&quot;)">
            <text:p/>
          </table:table-cell>
        </table:table-row>
        <table:table-row table:style-name="ro1" table:visibility="filter">
          <table:table-cell table:style-name="ce3" office:value-type="string" calcext:value-type="string">
            <text:p>WMT</text:p>
          </table:table-cell>
          <table:table-cell table:formula="of:=IF([.A164]=[.A163];&quot;false&quot;;&quot;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XOM</text:p>
          </table:table-cell>
          <table:table-cell table:formula="of:=IF([.A165]=[.A164];&quot;false&quot;;&quot;&quot;)">
            <text:p/>
          </table:table-cell>
        </table:table-row>
        <table:table-row table:style-name="ro1">
          <table:table-cell table:style-name="ce4" office:value-type="string" calcext:value-type="string">
            <text:p>XPEV</text:p>
          </table:table-cell>
          <table:table-cell table:formula="of:=IF([.A166]=[.A165];&quot;false&quot;;&quot;&quot;)">
            <text:p/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table:formula="of:=IF([.A167]=[.A166];&quot;false&quot;;&quot;&quot;)">
            <text:p/>
          </table:table-cell>
        </table:table-row>
      </table:table>
      <table:table table:name="dow jones" table:style-name="ta1">
        <table:shapes>
          <draw:frame draw:z-index="0" draw:name="https://www.slickcharts.com/img/up.gif" draw:style-name="gr1" draw:text-style-name="P1" svg:width="6.72pt" svg:height="3.71pt" svg:x="256pt" svg:y="12.78pt">
            <draw:image xlink:href="https://www.slickcharts.com/img/up.gif" xlink:type="simple" xlink:show="embed" xlink:actuate="onLoad">
              <text:p/>
            </draw:image>
          </draw:frame>
          <draw:frame draw:z-index="1" draw:name="https://www.slickcharts.com/img/up.gif" draw:style-name="gr1" draw:text-style-name="P1" svg:width="6.72pt" svg:height="3.71pt" svg:x="256pt" svg:y="25.6pt">
            <draw:image xlink:href="https://www.slickcharts.com/img/up.gif" xlink:type="simple" xlink:show="embed" xlink:actuate="onLoad">
              <text:p/>
            </draw:image>
          </draw:frame>
          <draw:frame draw:z-index="2" draw:name="https://www.slickcharts.com/img/up.gif" draw:style-name="gr1" draw:text-style-name="P1" svg:width="6.72pt" svg:height="3.71pt" svg:x="256pt" svg:y="38.38pt">
            <draw:image xlink:href="https://www.slickcharts.com/img/up.gif" xlink:type="simple" xlink:show="embed" xlink:actuate="onLoad">
              <text:p/>
            </draw:image>
          </draw:frame>
          <draw:frame draw:z-index="3" draw:name="https://www.slickcharts.com/img/up.gif" draw:style-name="gr1" draw:text-style-name="P1" svg:width="6.72pt" svg:height="3.71pt" svg:x="256pt" svg:y="51.19pt">
            <draw:image xlink:href="https://www.slickcharts.com/img/up.gif" xlink:type="simple" xlink:show="embed" xlink:actuate="onLoad">
              <text:p/>
            </draw:image>
          </draw:frame>
          <draw:frame draw:z-index="4" draw:name="https://www.slickcharts.com/img/up.gif" draw:style-name="gr1" draw:text-style-name="P1" svg:width="6.72pt" svg:height="3.71pt" svg:x="256pt" svg:y="63.98pt">
            <draw:image xlink:href="https://www.slickcharts.com/img/up.gif" xlink:type="simple" xlink:show="embed" xlink:actuate="onLoad">
              <text:p/>
            </draw:image>
          </draw:frame>
          <draw:frame draw:z-index="5" draw:name="https://www.slickcharts.com/img/up.gif" draw:style-name="gr1" draw:text-style-name="P1" svg:width="6.72pt" svg:height="3.71pt" svg:x="256pt" svg:y="76.79pt">
            <draw:image xlink:href="https://www.slickcharts.com/img/up.gif" xlink:type="simple" xlink:show="embed" xlink:actuate="onLoad">
              <text:p/>
            </draw:image>
          </draw:frame>
          <draw:frame draw:z-index="6" draw:name="https://www.slickcharts.com/img/up.gif" draw:style-name="gr1" draw:text-style-name="P1" svg:width="6.72pt" svg:height="3.71pt" svg:x="256pt" svg:y="89.57pt">
            <draw:image xlink:href="https://www.slickcharts.com/img/up.gif" xlink:type="simple" xlink:show="embed" xlink:actuate="onLoad">
              <text:p/>
            </draw:image>
          </draw:frame>
          <draw:frame draw:z-index="7" draw:name="https://www.slickcharts.com/img/up.gif" draw:style-name="gr1" draw:text-style-name="P1" svg:width="6.72pt" svg:height="3.71pt" svg:x="256pt" svg:y="102.39pt">
            <draw:image xlink:href="https://www.slickcharts.com/img/up.gif" xlink:type="simple" xlink:show="embed" xlink:actuate="onLoad">
              <text:p/>
            </draw:image>
          </draw:frame>
          <draw:frame draw:z-index="8" draw:name="https://www.slickcharts.com/img/down.gif" draw:style-name="gr1" draw:text-style-name="P1" svg:width="6.72pt" svg:height="3.71pt" svg:x="256pt" svg:y="115.2pt">
            <draw:image xlink:href="https://www.slickcharts.com/img/down.gif" xlink:type="simple" xlink:show="embed" xlink:actuate="onLoad">
              <text:p/>
            </draw:image>
          </draw:frame>
          <draw:frame draw:z-index="9" draw:name="https://www.slickcharts.com/img/up.gif" draw:style-name="gr1" draw:text-style-name="P1" svg:width="6.72pt" svg:height="3.71pt" svg:x="256pt" svg:y="127.98pt">
            <draw:image xlink:href="https://www.slickcharts.com/img/up.gif" xlink:type="simple" xlink:show="embed" xlink:actuate="onLoad">
              <text:p/>
            </draw:image>
          </draw:frame>
          <draw:frame draw:z-index="10" draw:name="https://www.slickcharts.com/img/up.gif" draw:style-name="gr1" draw:text-style-name="P1" svg:width="6.72pt" svg:height="3.71pt" svg:x="256pt" svg:y="140.8pt">
            <draw:image xlink:href="https://www.slickcharts.com/img/up.gif" xlink:type="simple" xlink:show="embed" xlink:actuate="onLoad">
              <text:p/>
            </draw:image>
          </draw:frame>
          <draw:frame draw:z-index="11" draw:name="https://www.slickcharts.com/img/up.gif" draw:style-name="gr1" draw:text-style-name="P1" svg:width="6.72pt" svg:height="3.71pt" svg:x="256pt" svg:y="153.58pt">
            <draw:image xlink:href="https://www.slickcharts.com/img/up.gif" xlink:type="simple" xlink:show="embed" xlink:actuate="onLoad">
              <text:p/>
            </draw:image>
          </draw:frame>
          <draw:frame draw:z-index="12" draw:name="https://www.slickcharts.com/img/up.gif" draw:style-name="gr1" draw:text-style-name="P1" svg:width="6.72pt" svg:height="3.71pt" svg:x="256pt" svg:y="166.39pt">
            <draw:image xlink:href="https://www.slickcharts.com/img/up.gif" xlink:type="simple" xlink:show="embed" xlink:actuate="onLoad">
              <text:p/>
            </draw:image>
          </draw:frame>
          <draw:frame draw:z-index="13" draw:name="https://www.slickcharts.com/img/up.gif" draw:style-name="gr1" draw:text-style-name="P1" svg:width="6.72pt" svg:height="3.71pt" svg:x="256pt" svg:y="179.18pt">
            <draw:image xlink:href="https://www.slickcharts.com/img/up.gif" xlink:type="simple" xlink:show="embed" xlink:actuate="onLoad">
              <text:p/>
            </draw:image>
          </draw:frame>
          <draw:frame draw:z-index="14" draw:name="https://www.slickcharts.com/img/up.gif" draw:style-name="gr1" draw:text-style-name="P1" svg:width="6.72pt" svg:height="3.71pt" svg:x="256pt" svg:y="191.99pt">
            <draw:image xlink:href="https://www.slickcharts.com/img/up.gif" xlink:type="simple" xlink:show="embed" xlink:actuate="onLoad">
              <text:p/>
            </draw:image>
          </draw:frame>
          <draw:frame draw:z-index="15" draw:name="https://www.slickcharts.com/img/up.gif" draw:style-name="gr1" draw:text-style-name="P1" svg:width="6.72pt" svg:height="3.71pt" svg:x="256pt" svg:y="204.77pt">
            <draw:image xlink:href="https://www.slickcharts.com/img/up.gif" xlink:type="simple" xlink:show="embed" xlink:actuate="onLoad">
              <text:p/>
            </draw:image>
          </draw:frame>
          <draw:frame draw:z-index="16" draw:name="https://www.slickcharts.com/img/up.gif" draw:style-name="gr1" draw:text-style-name="P1" svg:width="6.72pt" svg:height="3.71pt" svg:x="256pt" svg:y="217.59pt">
            <draw:image xlink:href="https://www.slickcharts.com/img/up.gif" xlink:type="simple" xlink:show="embed" xlink:actuate="onLoad">
              <text:p/>
            </draw:image>
          </draw:frame>
          <draw:frame draw:z-index="17" draw:name="https://www.slickcharts.com/img/up.gif" draw:style-name="gr1" draw:text-style-name="P1" svg:width="6.72pt" svg:height="3.71pt" svg:x="256pt" svg:y="230.4pt">
            <draw:image xlink:href="https://www.slickcharts.com/img/up.gif" xlink:type="simple" xlink:show="embed" xlink:actuate="onLoad">
              <text:p/>
            </draw:image>
          </draw:frame>
          <draw:frame draw:z-index="18" draw:name="https://www.slickcharts.com/img/up.gif" draw:style-name="gr1" draw:text-style-name="P1" svg:width="6.72pt" svg:height="3.71pt" svg:x="256pt" svg:y="243.18pt">
            <draw:image xlink:href="https://www.slickcharts.com/img/up.gif" xlink:type="simple" xlink:show="embed" xlink:actuate="onLoad">
              <text:p/>
            </draw:image>
          </draw:frame>
          <draw:frame draw:z-index="19" draw:name="https://www.slickcharts.com/img/up.gif" draw:style-name="gr1" draw:text-style-name="P1" svg:width="6.72pt" svg:height="3.71pt" svg:x="256pt" svg:y="256pt">
            <draw:image xlink:href="https://www.slickcharts.com/img/up.gif" xlink:type="simple" xlink:show="embed" xlink:actuate="onLoad">
              <text:p/>
            </draw:image>
          </draw:frame>
          <draw:frame draw:z-index="20" draw:name="https://www.slickcharts.com/img/up.gif" draw:style-name="gr1" draw:text-style-name="P1" svg:width="6.72pt" svg:height="3.71pt" svg:x="256pt" svg:y="268.78pt">
            <draw:image xlink:href="https://www.slickcharts.com/img/up.gif" xlink:type="simple" xlink:show="embed" xlink:actuate="onLoad">
              <text:p/>
            </draw:image>
          </draw:frame>
          <draw:frame draw:z-index="21" draw:name="https://www.slickcharts.com/img/up.gif" draw:style-name="gr1" draw:text-style-name="P1" svg:width="6.72pt" svg:height="3.71pt" svg:x="256pt" svg:y="281.59pt">
            <draw:image xlink:href="https://www.slickcharts.com/img/up.gif" xlink:type="simple" xlink:show="embed" xlink:actuate="onLoad">
              <text:p/>
            </draw:image>
          </draw:frame>
          <draw:frame draw:z-index="22" draw:name="https://www.slickcharts.com/img/up.gif" draw:style-name="gr1" draw:text-style-name="P1" svg:width="6.72pt" svg:height="3.71pt" svg:x="256pt" svg:y="294.38pt">
            <draw:image xlink:href="https://www.slickcharts.com/img/up.gif" xlink:type="simple" xlink:show="embed" xlink:actuate="onLoad">
              <text:p/>
            </draw:image>
          </draw:frame>
          <draw:frame draw:z-index="23" draw:name="https://www.slickcharts.com/img/up.gif" draw:style-name="gr1" draw:text-style-name="P1" svg:width="6.72pt" svg:height="3.71pt" svg:x="256pt" svg:y="307.19pt">
            <draw:image xlink:href="https://www.slickcharts.com/img/up.gif" xlink:type="simple" xlink:show="embed" xlink:actuate="onLoad">
              <text:p/>
            </draw:image>
          </draw:frame>
          <draw:frame draw:z-index="24" draw:name="https://www.slickcharts.com/img/up.gif" draw:style-name="gr1" draw:text-style-name="P1" svg:width="6.72pt" svg:height="3.71pt" svg:x="256pt" svg:y="319.97pt">
            <draw:image xlink:href="https://www.slickcharts.com/img/up.gif" xlink:type="simple" xlink:show="embed" xlink:actuate="onLoad">
              <text:p/>
            </draw:image>
          </draw:frame>
          <draw:frame draw:z-index="25" draw:name="https://www.slickcharts.com/img/up.gif" draw:style-name="gr1" draw:text-style-name="P1" svg:width="6.72pt" svg:height="3.71pt" svg:x="256pt" svg:y="332.79pt">
            <draw:image xlink:href="https://www.slickcharts.com/img/up.gif" xlink:type="simple" xlink:show="embed" xlink:actuate="onLoad">
              <text:p/>
            </draw:image>
          </draw:frame>
          <draw:frame draw:z-index="26" draw:name="https://www.slickcharts.com/img/up.gif" draw:style-name="gr1" draw:text-style-name="P1" svg:width="6.72pt" svg:height="3.71pt" svg:x="256pt" svg:y="345.6pt">
            <draw:image xlink:href="https://www.slickcharts.com/img/up.gif" xlink:type="simple" xlink:show="embed" xlink:actuate="onLoad">
              <text:p/>
            </draw:image>
          </draw:frame>
          <draw:frame draw:z-index="27" draw:name="https://www.slickcharts.com/img/up.gif" draw:style-name="gr1" draw:text-style-name="P1" svg:width="6.72pt" svg:height="3.71pt" svg:x="256pt" svg:y="358.38pt">
            <draw:image xlink:href="https://www.slickcharts.com/img/up.gif" xlink:type="simple" xlink:show="embed" xlink:actuate="onLoad">
              <text:p/>
            </draw:image>
          </draw:frame>
          <draw:frame draw:z-index="28" draw:name="https://www.slickcharts.com/img/up.gif" draw:style-name="gr1" draw:text-style-name="P1" svg:width="6.72pt" svg:height="3.71pt" svg:x="256pt" svg:y="371.2pt">
            <draw:image xlink:href="https://www.slickcharts.com/img/up.gif" xlink:type="simple" xlink:show="embed" xlink:actuate="onLoad">
              <text:p/>
            </draw:image>
          </draw:frame>
          <draw:frame draw:z-index="29" draw:name="https://www.slickcharts.com/img/up.gif" draw:style-name="gr1" draw:text-style-name="P1" svg:width="6.72pt" svg:height="3.71pt" svg:x="256pt" svg:y="383.98pt">
            <draw:image xlink:href="https://www.slickcharts.com/img/up.gi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      Price</text:p>
          </table:table-cell>
          <table:table-cell table:style-name="ce5" office:value-type="string" calcext:value-type="string">
            <text:p>Chg</text:p>
          </table:table-cell>
          <table:table-cell table:style-name="ce5" office:value-type="string" calcext:value-type="string">
            <text:p>% 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lickcharts.com/symbol/UNH" xlink:type="simple">UnitedHealth Group Incorporated</text:a></text:p>
          </table:table-cell>
          <table:table-cell office:value-type="string" calcext:value-type="string">
            <text:p><text:a xlink:href="https://www.slickcharts.com/symbol/UNH" xlink:type="simple">UNH</text:a></text:p>
          </table:table-cell>
          <table:table-cell office:value-type="float" office:value="8.072174" calcext:value-type="float">
            <text:p>8.072174</text:p>
          </table:table-cell>
          <table:table-cell office:value-type="float" office:value="430.5" calcext:value-type="float">
            <text:p>430.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(0.18%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slickcharts.com/symbol/GS" xlink:type="simple">Goldman Sachs Group Inc.</text:a></text:p>
          </table:table-cell>
          <table:table-cell office:value-type="string" calcext:value-type="string">
            <text:p><text:a xlink:href="https://www.slickcharts.com/symbol/GS" xlink:type="simple">GS</text:a></text:p>
          </table:table-cell>
          <table:table-cell office:value-type="float" office:value="7.424724" calcext:value-type="float">
            <text:p>7.424724</text:p>
          </table:table-cell>
          <table:table-cell office:value-type="float" office:value="395.87" calcext:value-type="float">
            <text:p>395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slickcharts.com/symbol/HD" xlink:type="simple">Home Depot Inc.</text:a></text:p>
          </table:table-cell>
          <table:table-cell office:value-type="string" calcext:value-type="string">
            <text:p><text:a xlink:href="https://www.slickcharts.com/symbol/HD" xlink:type="simple">HD</text:a></text:p>
          </table:table-cell>
          <table:table-cell office:value-type="float" office:value="6.09153" calcext:value-type="float">
            <text:p>6.09153</text:p>
          </table:table-cell>
          <table:table-cell office:value-type="float" office:value="329.24" calcext:value-type="float">
            <text:p>329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slickcharts.com/symbol/MSFT" xlink:type="simple">Microsoft Corporation</text:a></text:p>
          </table:table-cell>
          <table:table-cell office:value-type="string" calcext:value-type="string">
            <text:p><text:a xlink:href="https://www.slickcharts.com/symbol/MSFT" xlink:type="simple">MSFT</text:a></text:p>
          </table:table-cell>
          <table:table-cell office:value-type="float" office:value="5.598586" calcext:value-type="float">
            <text:p>5.598586</text:p>
          </table:table-cell>
          <table:table-cell office:value-type="float" office:value="304.6" calcext:value-type="float">
            <text:p>304.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(0.08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slickcharts.com/symbol/CRM" xlink:type="simple">salesforce.com inc.</text:a></text:p>
          </table:table-cell>
          <table:table-cell office:value-type="string" calcext:value-type="string">
            <text:p><text:a xlink:href="https://www.slickcharts.com/symbol/CRM" xlink:type="simple">CRM</text:a></text:p>
          </table:table-cell>
          <table:table-cell office:value-type="float" office:value="4.774183" calcext:value-type="float">
            <text:p>4.774183</text:p>
          </table:table-cell>
          <table:table-cell office:value-type="float" office:value="256.77" calcext:value-type="float">
            <text:p>256.7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(0.25%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slickcharts.com/symbol/MCD" xlink:type="simple">McDonald's Corporation</text:a></text:p>
          </table:table-cell>
          <table:table-cell office:value-type="string" calcext:value-type="string">
            <text:p><text:a xlink:href="https://www.slickcharts.com/symbol/MCD" xlink:type="simple">MCD</text:a></text:p>
          </table:table-cell>
          <table:table-cell office:value-type="float" office:value="4.475359" calcext:value-type="float">
            <text:p>4.475359</text:p>
          </table:table-cell>
          <table:table-cell office:value-type="float" office:value="238.49" calcext:value-type="float">
            <text:p>23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slickcharts.com/symbol/V" xlink:type="simple">Visa Inc. Class A</text:a></text:p>
          </table:table-cell>
          <table:table-cell office:value-type="string" calcext:value-type="string">
            <text:p><text:a xlink:href="https://www.slickcharts.com/symbol/V" xlink:type="simple">V</text:a></text:p>
          </table:table-cell>
          <table:table-cell office:value-type="float" office:value="4.368584" calcext:value-type="float">
            <text:p>4.368584</text:p>
          </table:table-cell>
          <table:table-cell office:value-type="float" office:value="231.36" calcext:value-type="float">
            <text:p>23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slickcharts.com/symbol/HON" xlink:type="simple">Honeywell International Inc.</text:a></text:p>
          </table:table-cell>
          <table:table-cell office:value-type="string" calcext:value-type="string">
            <text:p><text:a xlink:href="https://www.slickcharts.com/symbol/HON" xlink:type="simple">HON</text:a></text:p>
          </table:table-cell>
          <table:table-cell office:value-type="float" office:value="4.296142" calcext:value-type="float">
            <text:p>4.296142</text:p>
          </table:table-cell>
          <table:table-cell office:value-type="float" office:value="228.55" calcext:value-type="float">
            <text:p>228.5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(0.37%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slickcharts.com/symbol/AMGN" xlink:type="simple">Amgen Inc.</text:a></text:p>
          </table:table-cell>
          <table:table-cell office:value-type="string" calcext:value-type="string">
            <text:p><text:a xlink:href="https://www.slickcharts.com/symbol/AMGN" xlink:type="simple">AMGN</text:a></text:p>
          </table:table-cell>
          <table:table-cell office:value-type="float" office:value="4.233132" calcext:value-type="float">
            <text:p>4.233132</text:p>
          </table:table-cell>
          <table:table-cell office:value-type="float" office:value="223.35" calcext:value-type="float">
            <text:p>223.35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(-0.08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slickcharts.com/symbol/BA" xlink:type="simple">Boeing Company</text:a></text:p>
          </table:table-cell>
          <table:table-cell office:value-type="string" calcext:value-type="string">
            <text:p><text:a xlink:href="https://www.slickcharts.com/symbol/BA" xlink:type="simple">BA</text:a></text:p>
          </table:table-cell>
          <table:table-cell office:value-type="float" office:value="4.002412" calcext:value-type="float">
            <text:p>4.002412</text:p>
          </table:table-cell>
          <table:table-cell office:value-type="float" office:value="212.67" calcext:value-type="float">
            <text:p>21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slickcharts.com/symbol/CAT" xlink:type="simple">Caterpillar Inc.</text:a></text:p>
          </table:table-cell>
          <table:table-cell office:value-type="string" calcext:value-type="string">
            <text:p><text:a xlink:href="https://www.slickcharts.com/symbol/CAT" xlink:type="simple">CAT</text:a></text:p>
          </table:table-cell>
          <table:table-cell office:value-type="float" office:value="3.856963" calcext:value-type="float">
            <text:p>3.856963</text:p>
          </table:table-cell>
          <table:table-cell office:value-type="float" office:value="205.09" calcext:value-type="float">
            <text:p>205.0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(0.07%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slickcharts.com/symbol/MMM" xlink:type="simple">3M Company</text:a></text:p>
          </table:table-cell>
          <table:table-cell office:value-type="string" calcext:value-type="string">
            <text:p><text:a xlink:href="https://www.slickcharts.com/symbol/MMM" xlink:type="simple">MMM</text:a></text:p>
          </table:table-cell>
          <table:table-cell office:value-type="float" office:value="3.68548" calcext:value-type="float">
            <text:p>3.68548</text:p>
          </table:table-cell>
          <table:table-cell office:value-type="float" office:value="194.16" calcext:value-type="float">
            <text:p>194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slickcharts.com/symbol/JNJ" xlink:type="simple">Johnson &amp; Johnson</text:a></text:p>
          </table:table-cell>
          <table:table-cell office:value-type="string" calcext:value-type="string">
            <text:p><text:a xlink:href="https://www.slickcharts.com/symbol/JNJ" xlink:type="simple">JNJ</text:a></text:p>
          </table:table-cell>
          <table:table-cell office:value-type="float" office:value="3.368735" calcext:value-type="float">
            <text:p>3.368735</text:p>
          </table:table-cell>
          <table:table-cell office:value-type="float" office:value="179.44" calcext:value-type="float">
            <text:p>179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slickcharts.com/symbol/DIS" xlink:type="simple">Walt Disney Company</text:a></text:p>
          </table:table-cell>
          <table:table-cell office:value-type="string" calcext:value-type="string">
            <text:p><text:a xlink:href="https://www.slickcharts.com/symbol/DIS" xlink:type="simple">DIS</text:a></text:p>
          </table:table-cell>
          <table:table-cell office:value-type="float" office:value="3.268373" calcext:value-type="float">
            <text:p>3.268373</text:p>
          </table:table-cell>
          <table:table-cell office:value-type="float" office:value="175.12" calcext:value-type="float">
            <text:p>175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slickcharts.com/symbol/NKE" xlink:type="simple">NIKE Inc. Class B</text:a></text:p>
          </table:table-cell>
          <table:table-cell office:value-type="string" calcext:value-type="string">
            <text:p><text:a xlink:href="https://www.slickcharts.com/symbol/NKE" xlink:type="simple">NKE</text:a></text:p>
          </table:table-cell>
          <table:table-cell office:value-type="float" office:value="3.123866" calcext:value-type="float">
            <text:p>3.123866</text:p>
          </table:table-cell>
          <table:table-cell office:value-type="float" office:value="167.79" calcext:value-type="float">
            <text:p>167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slickcharts.com/symbol/TRV" xlink:type="simple">Travelers Companies Inc.</text:a></text:p>
          </table:table-cell>
          <table:table-cell office:value-type="string" calcext:value-type="string">
            <text:p><text:a xlink:href="https://www.slickcharts.com/symbol/TRV" xlink:type="simple">TRV</text:a></text:p>
          </table:table-cell>
          <table:table-cell office:value-type="float" office:value="3.008601" calcext:value-type="float">
            <text:p>3.008601</text:p>
          </table:table-cell>
          <table:table-cell office:value-type="float" office:value="160.84" calcext:value-type="float">
            <text:p>16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slickcharts.com/symbol/AXP" xlink:type="simple">American Express Company</text:a></text:p>
          </table:table-cell>
          <table:table-cell office:value-type="string" calcext:value-type="string">
            <text:p><text:a xlink:href="https://www.slickcharts.com/symbol/AXP" xlink:type="simple">AXP</text:a></text:p>
          </table:table-cell>
          <table:table-cell office:value-type="float" office:value="3.000112" calcext:value-type="float">
            <text:p>3.000112</text:p>
          </table:table-cell>
          <table:table-cell office:value-type="float" office:value="159.9" calcext:value-type="float">
            <text:p>159.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(0.09%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slickcharts.com/symbol/JPM" xlink:type="simple">JPMorgan Chase &amp; Co.</text:a></text:p>
          </table:table-cell>
          <table:table-cell office:value-type="string" calcext:value-type="string">
            <text:p><text:a xlink:href="https://www.slickcharts.com/symbol/JPM" xlink:type="simple">JPM</text:a></text:p>
          </table:table-cell>
          <table:table-cell office:value-type="float" office:value="2.910503" calcext:value-type="float">
            <text:p>2.910503</text:p>
          </table:table-cell>
          <table:table-cell office:value-type="float" office:value="154.72" calcext:value-type="float">
            <text:p>154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slickcharts.com/symbol/WMT" xlink:type="simple">Walmart Inc.</text:a></text:p>
          </table:table-cell>
          <table:table-cell office:value-type="string" calcext:value-type="string">
            <text:p><text:a xlink:href="https://www.slickcharts.com/symbol/WMT" xlink:type="simple">WMT</text:a></text:p>
          </table:table-cell>
          <table:table-cell office:value-type="float" office:value="2.831835" calcext:value-type="float">
            <text:p>2.831835</text:p>
          </table:table-cell>
          <table:table-cell office:value-type="float" office:value="151.5" calcext:value-type="float">
            <text:p>151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0.03%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slickcharts.com/symbol/AAPL" xlink:type="simple">Apple Inc.</text:a></text:p>
          </table:table-cell>
          <table:table-cell office:value-type="string" calcext:value-type="string">
            <text:p><text:a xlink:href="https://www.slickcharts.com/symbol/AAPL" xlink:type="simple">AAPL</text:a></text:p>
          </table:table-cell>
          <table:table-cell office:value-type="float" office:value="2.767505" calcext:value-type="float">
            <text:p>2.767505</text:p>
          </table:table-cell>
          <table:table-cell office:value-type="float" office:value="148.31" calcext:value-type="float">
            <text:p>148.3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(0.08%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slickcharts.com/symbol/PG" xlink:type="simple">Procter &amp; Gamble Company</text:a></text:p>
          </table:table-cell>
          <table:table-cell office:value-type="string" calcext:value-type="string">
            <text:p><text:a xlink:href="https://www.slickcharts.com/symbol/PG" xlink:type="simple">PG</text:a></text:p>
          </table:table-cell>
          <table:table-cell office:value-type="float" office:value="2.735246" calcext:value-type="float">
            <text:p>2.735246</text:p>
          </table:table-cell>
          <table:table-cell office:value-type="float" office:value="145.09" calcext:value-type="float">
            <text:p>145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slickcharts.com/symbol/IBM" xlink:type="simple">International Business Machines Corporation</text:a></text:p>
          </table:table-cell>
          <table:table-cell office:value-type="string" calcext:value-type="string">
            <text:p><text:a xlink:href="https://www.slickcharts.com/symbol/IBM" xlink:type="simple">IBM</text:a></text:p>
          </table:table-cell>
          <table:table-cell office:value-type="float" office:value="2.603757" calcext:value-type="float">
            <text:p>2.603757</text:p>
          </table:table-cell>
          <table:table-cell office:value-type="float" office:value="139.11" calcext:value-type="float">
            <text:p>139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slickcharts.com/symbol/CVX" xlink:type="simple">Chevron Corporation</text:a></text:p>
          </table:table-cell>
          <table:table-cell office:value-type="string" calcext:value-type="string">
            <text:p><text:a xlink:href="https://www.slickcharts.com/symbol/CVX" xlink:type="simple">CVX</text:a></text:p>
          </table:table-cell>
          <table:table-cell office:value-type="float" office:value="1.778787" calcext:value-type="float">
            <text:p>1.778787</text:p>
          </table:table-cell>
          <table:table-cell office:value-type="float" office:value="94.3" calcext:value-type="float">
            <text:p>9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slickcharts.com/symbol/MRK" xlink:type="simple">Merck &amp; Co. Inc.</text:a></text:p>
          </table:table-cell>
          <table:table-cell office:value-type="string" calcext:value-type="string">
            <text:p><text:a xlink:href="https://www.slickcharts.com/symbol/MRK" xlink:type="simple">MRK</text:a></text:p>
          </table:table-cell>
          <table:table-cell office:value-type="float" office:value="1.480153" calcext:value-type="float">
            <text:p>1.480153</text:p>
          </table:table-cell>
          <table:table-cell office:value-type="float" office:value="78.68" calcext:value-type="float">
            <text:p>78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slickcharts.com/symbol/DOW" xlink:type="simple">Dow Inc.</text:a></text:p>
          </table:table-cell>
          <table:table-cell office:value-type="string" calcext:value-type="string">
            <text:p><text:a xlink:href="https://www.slickcharts.com/symbol/DOW" xlink:type="simple">DOW</text:a></text:p>
          </table:table-cell>
          <table:table-cell office:value-type="float" office:value="1.14228" calcext:value-type="float">
            <text:p>1.14228</text:p>
          </table:table-cell>
          <table:table-cell office:value-type="float" office:value="60.89" calcext:value-type="float">
            <text:p>6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slickcharts.com/symbol/CSCO" xlink:type="simple">Cisco Systems Inc.</text:a></text:p>
          </table:table-cell>
          <table:table-cell office:value-type="string" calcext:value-type="string">
            <text:p><text:a xlink:href="https://www.slickcharts.com/symbol/CSCO" xlink:type="simple">CSCO</text:a></text:p>
          </table:table-cell>
          <table:table-cell office:value-type="float" office:value="1.080402" calcext:value-type="float">
            <text:p>1.080402</text:p>
          </table:table-cell>
          <table:table-cell office:value-type="float" office:value="58.25" calcext:value-type="float">
            <text:p>58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(0.05%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slickcharts.com/symbol/KO" xlink:type="simple">Coca-Cola Company</text:a></text:p>
          </table:table-cell>
          <table:table-cell office:value-type="string" calcext:value-type="string">
            <text:p><text:a xlink:href="https://www.slickcharts.com/symbol/KO" xlink:type="simple">KO</text:a></text:p>
          </table:table-cell>
          <table:table-cell office:value-type="float" office:value="1.072668" calcext:value-type="float">
            <text:p>1.072668</text:p>
          </table:table-cell>
          <table:table-cell office:value-type="float" office:value="56.64" calcext:value-type="float">
            <text:p>56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slickcharts.com/symbol/VZ" xlink:type="simple">Verizon Communications Inc.</text:a></text:p>
          </table:table-cell>
          <table:table-cell office:value-type="string" calcext:value-type="string">
            <text:p><text:a xlink:href="https://www.slickcharts.com/symbol/VZ" xlink:type="simple">VZ</text:a></text:p>
          </table:table-cell>
          <table:table-cell office:value-type="float" office:value="1.044559" calcext:value-type="float">
            <text:p>1.044559</text:p>
          </table:table-cell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slickcharts.com/symbol/INTC" xlink:type="simple">Intel Corporation</text:a></text:p>
          </table:table-cell>
          <table:table-cell office:value-type="string" calcext:value-type="string">
            <text:p><text:a xlink:href="https://www.slickcharts.com/symbol/INTC" xlink:type="simple">INTC</text:a></text:p>
          </table:table-cell>
          <table:table-cell office:value-type="float" office:value="0.989284" calcext:value-type="float">
            <text:p>0.989284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slickcharts.com/symbol/WBA" xlink:type="simple">Walgreens Boots Alliance Inc</text:a></text:p>
          </table:table-cell>
          <table:table-cell office:value-type="string" calcext:value-type="string">
            <text:p><text:a xlink:href="https://www.slickcharts.com/symbol/WBA" xlink:type="simple">WBA</text:a></text:p>
          </table:table-cell>
          <table:table-cell office:value-type="float" office:value="0.897034" calcext:value-type="float">
            <text:p>0.897034</text:p>
          </table:table-cell>
          <table:table-cell office:value-type="float" office:value="48.37" calcext:value-type="float">
            <text:p>48.3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(0.14%)</text:p>
          </table:table-cell>
        </table:table-row>
      </table:table>
      <table:table table:name="QQQ top 50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<text:tab/><text:tab/>141720272<text:tab/>11.23<text:tab/>28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SFT<text:tab/>Microsoft</text:p>
          </table:table-cell>
          <table:table-cell office:value-type="string" calcext:value-type="string">
            <text:p>Corp<text:tab/>63962156<text:tab/>9.91<text:tab/>45.14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ZN<text:tab/>Amazon.com</text:p>
          </table:table-cell>
          <table:table-cell office:value-type="string" calcext:value-type="string">
            <text:p>Inc<text:tab/>4282954<text:tab/>8.78<text:tab/>-1.86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FB<text:tab/>Facebook</text:p>
          </table:table-cell>
          <table:table-cell office:value-type="string" calcext:value-type="string">
            <text:p>Inc<text:tab/>20348566<text:tab/>4<text:tab/>36.86</text:p>
          </table:table-cell>
          <table:table-cell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GOOG<text:tab/>Alphabet</text:p>
          </table:table-cell>
          <table:table-cell office:value-type="string" calcext:value-type="string">
            <text:p>Inc<text:tab/>2748030<text:tab/>3.98<text:tab/>78.91</text:p>
          </table:table-cell>
          <table:table-cell/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TSLA<text:tab/>Tesla</text:p>
          </table:table-cell>
          <table:table-cell office:value-type="string" calcext:value-type="string">
            <text:p>Inc<text:tab/>10124393<text:tab/>3.73<text:tab/>81.06</text:p>
          </table:table-cell>
          <table:table-cell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NVDA<text:tab/>NVIDIA</text:p>
          </table:table-cell>
          <table:table-cell office:value-type="string" calcext:value-type="string">
            <text:p>Corp<text:tab/>8051255<text:tab/>3.72<text:tab/>71.49</text:p>
          </table:table-cell>
          <table:table-cell/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GOOGL<text:tab/>Alphabet</text:p>
          </table:table-cell>
          <table:table-cell office:value-type="string" calcext:value-type="string">
            <text:p>Inc<text:tab/>2554152<text:tab/>3.6<text:tab/>77.95</text:p>
          </table:table-cell>
          <table:table-cell/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PYPL<text:tab/>PayPal</text:p>
          </table:table-cell>
          <table:table-cell office:value-type="string" calcext:value-type="string">
            <text:p>Holdings..<text:tab/><text:tab/><text:tab/></text:p>
          </table:table-cell>
          <table:table-cell/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BE<text:tab/>Adobe</text:p>
          </table:table-cell>
          <table:table-cell office:value-type="string" calcext:value-type="string">
            <text:p>Inc<text:tab/>6177259<text:tab/>2.06<text:tab/>40.11</text:p>
          </table:table-cell>
          <table:table-cell/>
        </table:table-row>
        <table:table-row table:style-name="ro1">
          <table:table-cell office:value-type="string" calcext:value-type="string">
            <text:p>CMCS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MCSA<text:tab/>Comcast</text:p>
          </table:table-cell>
          <table:table-cell office:value-type="string" calcext:value-type="string">
            <text:p>Corp<text:tab/>59251160<text:tab/>1.91<text:tab/>37.14</text:p>
          </table:table-cell>
          <table:table-cell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NFLX<text:tab/>Netflix</text:p>
          </table:table-cell>
          <table:table-cell office:value-type="string" calcext:value-type="string">
            <text:p>Inc<text:tab/>5730134<text:tab/>1.73<text:tab/>12.87</text:p>
          </table:table-cell>
          <table:table-cell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NTC<text:tab/>Intel</text:p>
          </table:table-cell>
          <table:table-cell office:value-type="string" calcext:value-type="string">
            <text:p>Corp<text:tab/>52184141<text:tab/>1.63<text:tab/>7.61</text:p>
          </table:table-cell>
          <table:table-cell/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SCO<text:tab/>Cisco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I..<text:tab/>54461265<text:tab/>1.61<text:tab/>39.05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PEP<text:tab/>PepsiCo</text:p>
          </table:table-cell>
          <table:table-cell office:value-type="string" calcext:value-type="string">
            <text:p>Inc<text:tab/>17855167<text:tab/>1.49<text:tab/>16.05</text:p>
          </table:table-cell>
          <table:table-cell/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VGO<text:tab/>Broadcom</text:p>
          </table:table-cell>
          <table:table-cell office:value-type="string" calcext:value-type="string">
            <text:p>Inc<text:tab/>5276597<text:tab/>1.39<text:tab/>44.34</text:p>
          </table:table-cell>
          <table:table-cell/>
        </table:table-row>
        <table:table-row table:style-name="ro1">
          <table:table-cell office:value-type="string" calcext:value-type="string">
            <text:p>TMUS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TMUS<text:tab/>T-Mobil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c<text:tab/>16113435<text:tab/>1.32<text:tab/>23.16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TXN<text:tab/>Texas</text:p>
          </table:table-cell>
          <table:table-cell office:value-type="string" calcext:value-type="string">
            <text:p>Instrumen..<text:tab/>11934976<text:tab/>1.27<text:tab/>33.57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OST<text:tab/>Costco</text:p>
          </table:table-cell>
          <table:table-cell office:value-type="string" calcext:value-type="string">
            <text:p>Wholesal..<text:tab/>5718922<text:tab/>1.27<text:tab/>34.64</text:p>
          </table:table-cell>
          <table:table-cell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QCOM<text:tab/>QUALCOMM</text:p>
          </table:table-cell>
          <table:table-cell office:value-type="string" calcext:value-type="string">
            <text:p>Inc<text:tab/>14577435<text:tab/>1.15<text:tab/>27.96</text:p>
          </table:table-cell>
          <table:table-cell/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GN<text:tab/>Amgen</text:p>
          </table:table-cell>
          <table:table-cell office:value-type="string" calcext:value-type="string">
            <text:p>Inc<text:tab/>7425110<text:tab/>1.01<text:tab/>-7.05</text:p>
          </table:table-cell>
          <table:table-cell/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HTR<text:tab/>Charter</text:p>
          </table:table-cell>
          <table:table-cell office:value-type="string" calcext:value-type="string">
            <text:p>Communi..<text:tab/>2438211<text:tab/>0.99<text:tab/>29.83</text:p>
          </table:table-cell>
          <table:table-cell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NTU<text:tab/>Intuit</text:p>
          </table:table-cell>
          <table:table-cell office:value-type="string" calcext:value-type="string">
            <text:p>Inc<text:tab/>3531464<text:tab/>0.99<text:tab/>75.59</text:p>
          </table:table-cell>
          <table:table-cell/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SBUX<text:tab/>Starbucks</text:p>
          </table:table-cell>
          <table:table-cell office:value-type="string" calcext:value-type="string">
            <text:p>Corp<text:tab/>15227439<text:tab/>0.98<text:tab/>47.66</text:p>
          </table:table-cell>
          <table:table-cell/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AT<text:tab/>Applied</text:p>
          </table:table-cell>
          <table:table-cell office:value-type="string" calcext:value-type="string">
            <text:p>Materia..<text:tab/>11811564<text:tab/>0.9<text:tab/>93.11</text:p>
          </table:table-cell>
          <table:table-cell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D<text:tab/>Advance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..<text:tab/>15702000<text:tab/>0.83<text:tab/>29.05</text:p>
          </table:table-cell>
        </table:table-row>
        <table:table-row table:style-name="ro1">
          <table:table-cell office:value-type="string" calcext:value-type="string">
            <text:p>ISR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SRG<text:tab/>Intuitive</text:p>
          </table:table-cell>
          <table:table-cell office:value-type="string" calcext:value-type="string">
            <text:p>Surgi..<text:tab/>1530331<text:tab/>0.81<text:tab/>50.97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ZM<text:tab/>Zoom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mm..<text:tab/>3053510<text:tab/>0.68<text:tab/>23.16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RNA<text:tab/>Moderna</text:p>
          </table:table-cell>
          <table:table-cell office:value-type="string" calcext:value-type="string">
            <text:p>Inc<text:tab/>5189019<text:tab/>0.68<text:tab/>463.21</text:p>
          </table:table-cell>
          <table:table-cell/>
        </table:table-row>
        <table:table-row table:style-name="ro1">
          <table:table-cell office:value-type="string" calcext:value-type="string">
            <text:p>BKN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BKNG<text:tab/>Booking</text:p>
          </table:table-cell>
          <table:table-cell office:value-type="string" calcext:value-type="string">
            <text:p>Holding..<text:tab/>530500<text:tab/>0.66<text:tab/>17.38</text:p>
          </table:table-cell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U<text:tab/>Micron</text:p>
          </table:table-cell>
          <table:table-cell office:value-type="string" calcext:value-type="string">
            <text:p>Technolo..<text:tab/>14492279<text:tab/>0.66<text:tab/>59.43</text:p>
          </table:table-cell>
          <table:table-cell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LRCX<text:tab/>Lam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o..<text:tab/>1843101<text:tab/>0.64<text:tab/>52.06</text:p>
          </table:table-cell>
        </table:table-row>
        <table:table-row table:style-name="ro1">
          <table:table-cell office:value-type="string" calcext:value-type="string">
            <text:p>MDLZ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DLZ<text:tab/>Mondelez</text:p>
          </table:table-cell>
          <table:table-cell office:value-type="string" calcext:value-type="string">
            <text:p>Intern..<text:tab/>18153443<text:tab/>0.63<text:tab/>11.86</text:p>
          </table:table-cell>
          <table:table-cell/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GILD<text:tab/>Gilead</text:p>
          </table:table-cell>
          <table:table-cell office:value-type="string" calcext:value-type="string">
            <text:p>Sciences..<text:tab/>16208032<text:tab/>0.62<text:tab/>10.26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P<text:tab/>Automati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..<text:tab/>5499038<text:tab/>0.62<text:tab/>52.33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ELI<text:tab/>MercadoLibre</text:p>
          </table:table-cell>
          <table:table-cell office:value-type="string" calcext:value-type="string">
            <text:p>In..<text:tab/>644299<text:tab/>0.56<text:tab/>47.35</text:p>
          </table:table-cell>
          <table:table-cell/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SX<text:tab/>CSX</text:p>
          </table:table-cell>
          <table:table-cell office:value-type="string" calcext:value-type="string">
            <text:p>Corp<text:tab/>29364245<text:tab/>0.53<text:tab/>36.65</text:p>
          </table:table-cell>
          <table:table-cell/>
        </table:table-row>
        <table:table-row table:style-name="ro1">
          <table:table-cell office:value-type="string" calcext:value-type="string">
            <text:p>ATV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TVI<text:tab/>Activision</text:p>
          </table:table-cell>
          <table:table-cell office:value-type="string" calcext:value-type="string">
            <text:p>Bliz..<text:tab/>10041502<text:tab/>0.53<text:tab/>0.79</text:p>
          </table:table-cell>
          <table:table-cell/>
        </table:table-row>
        <table:table-row table:style-name="ro1">
          <table:table-cell office:value-type="string" calcext:value-type="string">
            <text:p>FISV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FISV<text:tab/>Fiserv</text:p>
          </table:table-cell>
          <table:table-cell office:value-type="string" calcext:value-type="string">
            <text:p>Inc<text:tab/>8616786<text:tab/>0.52<text:tab/>15.58</text:p>
          </table:table-cell>
          <table:table-cell/>
        </table:table-row>
        <table:table-row table:style-name="ro1">
          <table:table-cell office:value-type="string" calcext:value-type="string">
            <text:p>ILM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LMN<text:tab/>Illumina</text:p>
          </table:table-cell>
          <table:table-cell office:value-type="string" calcext:value-type="string">
            <text:p>Inc<text:tab/>1886703<text:tab/>0.5<text:tab/>37.74</text:p>
          </table:table-cell>
          <table:table-cell/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SK<text:tab/>Autodesk</text:p>
          </table:table-cell>
          <table:table-cell office:value-type="string" calcext:value-type="string">
            <text:p>Inc<text:tab/>2843997<text:tab/>0.47<text:tab/>38.51</text:p>
          </table:table-cell>
          <table:table-cell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I<text:tab/>Analog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..<text:tab/>4766510<text:tab/>0.45<text:tab/>41.04</text:p>
          </table:table-cell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REGN<text:tab/>Regeneron</text:p>
          </table:table-cell>
          <table:table-cell office:value-type="string" calcext:value-type="string">
            <text:p>Pharm..<text:tab/>1353021<text:tab/>0.44<text:tab/>5.34</text:p>
          </table:table-cell>
          <table:table-cell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JD<text:tab/>JD.com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DR<text:tab/>10414223<text:tab/>0.42<text:tab/>-12.32</text:p>
          </table:table-cell>
        </table:table-row>
        <table:table-row table:style-name="ro1">
          <table:table-cell office:value-type="string" calcext:value-type="string">
            <text:p>IDX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DXX<text:tab/>IDEXX</text:p>
          </table:table-cell>
          <table:table-cell office:value-type="string" calcext:value-type="string">
            <text:p>Laborator..<text:tab/>1102153<text:tab/>0.41<text:tab/>78.8</text:p>
          </table:table-cell>
          <table:table-cell/>
        </table:table-row>
        <table:table-row table:style-name="ro1">
          <table:table-cell office:value-type="string" calcext:value-type="string">
            <text:p>DOCU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DOCU<text:tab/>DocuSign</text:p>
          </table:table-cell>
          <table:table-cell office:value-type="string" calcext:value-type="string">
            <text:p>Inc<text:tab/>2514347<text:tab/>0.4<text:tab/>37.36</text:p>
          </table:table-cell>
          <table:table-cell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NXPI<text:tab/>NXP</text:p>
          </table:table-cell>
          <table:table-cell office:value-type="string" calcext:value-type="string">
            <text:p>Semiconduct..<text:tab/>3563624<text:tab/>0.4<text:tab/>65.66</text:p>
          </table:table-cell>
          <table:table-cell/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SML<text:tab/>ASML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NV<text:tab/>1026761<text:tab/>0.39<text:tab/>110.21</text:p>
          </table:table-cell>
        </table:table-row>
        <table:table-row table:style-name="ro1">
          <table:table-cell office:value-type="string" calcext:value-type="string">
            <text:p>BII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BIIB<text:tab/>Biogen</text:p>
          </table:table-cell>
          <table:table-cell office:value-type="string" calcext:value-type="string">
            <text:p>Inc<text:tab/>1945578<text:tab/>0.37<text:tab/>22.06</text:p>
          </table:table-cell>
          <table:table-cell/>
        </table:table-row>
        <table:table-row table:style-name="ro1">
          <table:table-cell office:value-type="string" calcext:value-type="string">
            <text:p>VRT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VRTX<text:tab/>Vertex</text:p>
          </table:table-cell>
          <table:table-cell office:value-type="string" calcext:value-type="string">
            <text:p>Pharmace..<text:tab/>3345407<text:tab/>0.37<text:tab/>-27.48</text:p>
          </table:table-cell>
          <table:table-cell/>
        </table:table-row>
      </table:table>
      <table:table table:name="s&amp;p top 50 " table:style-name="ta1">
        <table:table-column table:style-name="co8" table:default-cell-style-name="Default"/>
        <table:table-column table:style-name="co9" table:default-cell-style-name="ce3"/>
        <table:table-row table:style-name="ro1">
          <table:table-cell office:value-type="string" calcext:value-type="string">
            <text:p>Apple Inc.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Microsoft Corp.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Amazon.com Inc.</text:p>
          </table:table-cell>
          <table:table-cell office:value-type="string" calcext:value-type="string">
            <text:p>AMZN</text:p>
          </table:table-cell>
        </table:table-row>
        <table:table-row table:style-name="ro1">
          <table:table-cell office:value-type="string" calcext:value-type="string">
            <text:p>General Electric Co.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Facebook Inc. Class A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Alphabet Inc. Class A</text:p>
          </table:table-cell>
          <table:table-cell office:value-type="string" calcext:value-type="string">
            <text:p>GOOGL</text:p>
          </table:table-cell>
        </table:table-row>
        <table:table-row table:style-name="ro1">
          <table:table-cell office:value-type="string" calcext:value-type="string">
            <text:p>Alphabet Inc. Class C</text:p>
          </table:table-cell>
          <table:table-cell office:value-type="string" calcext:value-type="string">
            <text:p>GOOG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TSLA</text:p>
          </table:table-cell>
        </table:table-row>
        <table:table-row table:style-name="ro1">
          <table:table-cell office:value-type="string" calcext:value-type="string">
            <text:p>Berkshire Hathaway Inc. Class B</text:p>
          </table:table-cell>
          <table:table-cell office:value-type="string" calcext:value-type="string">
            <text:p>BRK.B</text:p>
          </table:table-cell>
        </table:table-row>
        <table:table-row table:style-name="ro1">
          <table:table-cell office:value-type="string" calcext:value-type="string">
            <text:p>NVIDIA Corp.</text:p>
          </table:table-cell>
          <table:table-cell office:value-type="string" calcext:value-type="string">
            <text:p>NVDA</text:p>
          </table:table-cell>
        </table:table-row>
        <table:table-row table:style-name="ro1">
          <table:table-cell office:value-type="string" calcext:value-type="string">
            <text:p>JPMorgan Chase &amp; Co.</text:p>
          </table:table-cell>
          <table:table-cell office:value-type="string" calcext:value-type="string">
            <text:p>JPM</text:p>
          </table:table-cell>
        </table:table-row>
        <table:table-row table:style-name="ro1">
          <table:table-cell office:value-type="string" calcext:value-type="string">
            <text:p>Johnson &amp; Johnson</text:p>
          </table:table-cell>
          <table:table-cell office:value-type="string" calcext:value-type="string">
            <text:p>JNJ</text:p>
          </table:table-cell>
        </table:table-row>
        <table:table-row table:style-name="ro1">
          <table:table-cell office:value-type="string" calcext:value-type="string">
            <text:p>Visa Inc. Class A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nitedHealth Group Inc.</text:p>
          </table:table-cell>
          <table:table-cell office:value-type="string" calcext:value-type="string">
            <text:p>UNH</text:p>
          </table:table-cell>
        </table:table-row>
        <table:table-row table:style-name="ro1">
          <table:table-cell office:value-type="string" calcext:value-type="string">
            <text:p>Home Depot Inc.</text:p>
          </table:table-cell>
          <table:table-cell office:value-type="string" calcext:value-type="string">
            <text:p>HD</text:p>
          </table:table-cell>
        </table:table-row>
        <table:table-row table:style-name="ro1">
          <table:table-cell office:value-type="string" calcext:value-type="string">
            <text:p>Procter &amp; Gamble Co.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MasterCard Inc. Class A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Walt Disney Company</text:p>
          </table:table-cell>
          <table:table-cell office:value-type="string" calcext:value-type="string">
            <text:p>DIS</text:p>
          </table:table-cell>
        </table:table-row>
        <table:table-row table:style-name="ro1">
          <table:table-cell office:value-type="string" calcext:value-type="string">
            <text:p>PayPal Holdings Inc.</text:p>
          </table:table-cell>
          <table:table-cell office:value-type="string" calcext:value-type="string">
            <text:p>PYPL</text:p>
          </table:table-cell>
        </table:table-row>
        <table:table-row table:style-name="ro1">
          <table:table-cell office:value-type="string" calcext:value-type="string">
            <text:p>Adobe Inc.</text:p>
          </table:table-cell>
          <table:table-cell office:value-type="string" calcext:value-type="string">
            <text:p>ADBE</text:p>
          </table:table-cell>
        </table:table-row>
        <table:table-row table:style-name="ro1">
          <table:table-cell office:value-type="string" calcext:value-type="string">
            <text:p>Bank of America Corp.</text:p>
          </table:table-cell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omcast Corp. Class A</text:p>
          </table:table-cell>
          <table:table-cell office:value-type="string" calcext:value-type="string">
            <text:p>CMCSA</text:p>
          </table:table-cell>
        </table:table-row>
        <table:table-row table:style-name="ro1">
          <table:table-cell office:value-type="string" calcext:value-type="string">
            <text:p>Pfizer Inc.</text:p>
          </table:table-cell>
          <table:table-cell office:value-type="string" calcext:value-type="string">
            <text:p>PFE</text:p>
          </table:table-cell>
        </table:table-row>
        <table:table-row table:style-name="ro1">
          <table:table-cell office:value-type="string" calcext:value-type="string">
            <text:p>Exxon Mobil Corp.</text:p>
          </table:table-cell>
          <table:table-cell office:value-type="string" calcext:value-type="string">
            <text:p>XOM</text:p>
          </table:table-cell>
        </table:table-row>
        <table:table-row table:style-name="ro1">
          <table:table-cell office:value-type="string" calcext:value-type="string">
            <text:p>Cisco Systems Inc.</text:p>
          </table:table-cell>
          <table:table-cell office:value-type="string" calcext:value-type="string">
            <text:p>CSCO</text:p>
          </table:table-cell>
        </table:table-row>
        <table:table-row table:style-name="ro1">
          <table:table-cell office:value-type="string" calcext:value-type="string">
            <text:p>salesforce.com Inc.</text:p>
          </table:table-cell>
          <table:table-cell office:value-type="string" calcext:value-type="string">
            <text:p>CRM</text:p>
          </table:table-cell>
        </table:table-row>
        <table:table-row table:style-name="ro1">
          <table:table-cell office:value-type="string" calcext:value-type="string">
            <text:p>Verizon Communications Inc.</text:p>
          </table:table-cell>
          <table:table-cell office:value-type="string" calcext:value-type="string">
            <text:p>VZ</text:p>
          </table:table-cell>
        </table:table-row>
        <table:table-row table:style-name="ro1">
          <table:table-cell office:value-type="string" calcext:value-type="string">
            <text:p>Netflix Inc.</text:p>
          </table:table-cell>
          <table:table-cell office:value-type="string" calcext:value-type="string">
            <text:p>NFLX</text:p>
          </table:table-cell>
        </table:table-row>
        <table:table-row table:style-name="ro1">
          <table:table-cell office:value-type="string" calcext:value-type="string">
            <text:p>Coca-Cola Company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Intel Corp.</text:p>
          </table:table-cell>
          <table:table-cell office:value-type="string" calcext:value-type="string">
            <text:p>INTC</text:p>
          </table:table-cell>
        </table:table-row>
        <table:table-row table:style-name="ro1">
          <table:table-cell office:value-type="string" calcext:value-type="string">
            <text:p>PepsiCo Inc.</text:p>
          </table:table-cell>
          <table:table-cell office:value-type="string" calcext:value-type="string">
            <text:p>PEP</text:p>
          </table:table-cell>
        </table:table-row>
        <table:table-row table:style-name="ro1">
          <table:table-cell office:value-type="string" calcext:value-type="string">
            <text:p>NIKE Inc. Class B</text:p>
          </table:table-cell>
          <table:table-cell office:value-type="string" calcext:value-type="string">
            <text:p>NKE</text:p>
          </table:table-cell>
        </table:table-row>
        <table:table-row table:style-name="ro1">
          <table:table-cell office:value-type="string" calcext:value-type="string">
            <text:p>Abbott Laboratories</text:p>
          </table:table-cell>
          <table:table-cell office:value-type="string" calcext:value-type="string">
            <text:p>ABT</text:p>
          </table:table-cell>
        </table:table-row>
        <table:table-row table:style-name="ro1">
          <table:table-cell office:value-type="string" calcext:value-type="string">
            <text:p>Thermo Fisher Scientific Inc.</text:p>
          </table:table-cell>
          <table:table-cell office:value-type="string" calcext:value-type="string">
            <text:p>TMO</text:p>
          </table:table-cell>
        </table:table-row>
        <table:table-row table:style-name="ro1">
          <table:table-cell office:value-type="string" calcext:value-type="string">
            <text:p>AbbVie Inc.</text:p>
          </table:table-cell>
          <table:table-cell office:value-type="string" calcext:value-type="string">
            <text:p>ABBV</text:p>
          </table:table-cell>
        </table:table-row>
        <table:table-row table:style-name="ro1">
          <table:table-cell office:value-type="string" calcext:value-type="string">
            <text:p>Accenture Plc Class A</text:p>
          </table:table-cell>
          <table:table-cell office:value-type="string" calcext:value-type="string">
            <text:p>ACN</text:p>
          </table:table-cell>
        </table:table-row>
        <table:table-row table:style-name="ro1">
          <table:table-cell office:value-type="string" calcext:value-type="string">
            <text:p>AT&amp;T Inc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roadcom Inc.</text:p>
          </table:table-cell>
          <table:table-cell office:value-type="string" calcext:value-type="string">
            <text:p>AVGO</text:p>
          </table:table-cell>
        </table:table-row>
        <table:table-row table:style-name="ro1">
          <table:table-cell office:value-type="string" calcext:value-type="string">
            <text:p>Chevron Corp.</text:p>
          </table:table-cell>
          <table:table-cell office:value-type="string" calcext:value-type="string">
            <text:p>CVX</text:p>
          </table:table-cell>
        </table:table-row>
        <table:table-row table:style-name="ro1">
          <table:table-cell office:value-type="string" calcext:value-type="string">
            <text:p>Eli Lilly and Company</text:p>
          </table:table-cell>
          <table:table-cell office:value-type="string" calcext:value-type="string">
            <text:p>LLY</text:p>
          </table:table-cell>
        </table:table-row>
        <table:table-row table:style-name="ro1">
          <table:table-cell office:value-type="string" calcext:value-type="string">
            <text:p>Walmart Inc.</text:p>
          </table:table-cell>
          <table:table-cell office:value-type="string" calcext:value-type="string">
            <text:p>WMT</text:p>
          </table:table-cell>
        </table:table-row>
        <table:table-row table:style-name="ro1">
          <table:table-cell office:value-type="string" calcext:value-type="string">
            <text:p>Merck &amp; Co. Inc.</text:p>
          </table:table-cell>
          <table:table-cell office:value-type="string" calcext:value-type="string">
            <text:p>MRK</text:p>
          </table:table-cell>
        </table:table-row>
        <table:table-row table:style-name="ro1">
          <table:table-cell office:value-type="string" calcext:value-type="string">
            <text:p>Costco Wholesale Corp.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Wells Fargo &amp; Company</text:p>
          </table:table-cell>
          <table:table-cell office:value-type="string" calcext:value-type="string">
            <text:p>WFC</text:p>
          </table:table-cell>
        </table:table-row>
        <table:table-row table:style-name="ro1">
          <table:table-cell office:value-type="string" calcext:value-type="string">
            <text:p>Danaher Corp.</text:p>
          </table:table-cell>
          <table:table-cell office:value-type="string" calcext:value-type="string">
            <text:p>DHR</text:p>
          </table:table-cell>
        </table:table-row>
        <table:table-row table:style-name="ro1">
          <table:table-cell office:value-type="string" calcext:value-type="string">
            <text:p>McDonald's Corp.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Medtronic Plc</text:p>
          </table:table-cell>
          <table:table-cell office:value-type="string" calcext:value-type="string">
            <text:p>MDT</text:p>
          </table:table-cell>
        </table:table-row>
        <table:table-row table:style-name="ro1">
          <table:table-cell office:value-type="string" calcext:value-type="string">
            <text:p>Texas Instruments Inc.</text:p>
          </table:table-cell>
          <table:table-cell office:value-type="string" calcext:value-type="string">
            <text:p>TXN</text:p>
          </table:table-cell>
        </table:table-row>
        <table:table-row table:style-name="ro1">
          <table:table-cell office:value-type="string" calcext:value-type="string">
            <text:p>Qualcomm Inc.</text:p>
          </table:table-cell>
          <table:table-cell office:value-type="string" calcext:value-type="string">
            <text:p>QCOM</text:p>
          </table:table-cell>
        </table:table-row>
        <table:table-row table:style-name="ro1">
          <table:table-cell office:value-type="string" calcext:value-type="string">
            <text:p>Honeywell International Inc.</text:p>
          </table:table-cell>
          <table:table-cell office:value-type="string" calcext:value-type="string">
            <text:p>HON</text:p>
          </table:table-cell>
        </table:table-row>
      </table:table>
      <table:table table:name="China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ymbol</text:p>
          </table:table-cell>
          <table:table-cell table:style-name="Default" office:value-type="string" calcext:value-type="string">
            <text:p>% Assets</text:p>
          </table:table-cell>
        </table:table-row>
        <table:table-row table:style-name="ro1">
          <table:table-cell office:value-type="string" calcext:value-type="string">
            <text:p>NIO Inc ADR</text:p>
          </table:table-cell>
          <table:table-cell office:value-type="string" calcext:value-type="string">
            <text:p>NIO</text:p>
          </table:table-cell>
          <table:table-cell office:value-type="percentage" office:value="0.1055" calcext:value-type="percentage">
            <text:p>10.55%</text:p>
          </table:table-cell>
        </table:table-row>
        <table:table-row table:style-name="ro1">
          <table:table-cell office:value-type="string" calcext:value-type="string">
            <text:p>JD.com Inc ADR</text:p>
          </table:table-cell>
          <table:table-cell office:value-type="string" calcext:value-type="string">
            <text:p>JD</text:p>
          </table:table-cell>
          <table:table-cell office:value-type="percentage" office:value="0.0827" calcext:value-type="percentage">
            <text:p>8.27%</text:p>
          </table:table-cell>
        </table:table-row>
        <table:table-row table:style-name="ro1">
          <table:table-cell office:value-type="string" calcext:value-type="string">
            <text:p>Alibaba Group Holding Ltd ADR</text:p>
          </table:table-cell>
          <table:table-cell office:value-type="string" calcext:value-type="string">
            <text:p>BABA</text:p>
          </table:table-cell>
          <table:table-cell office:value-type="percentage" office:value="0.0812" calcext:value-type="percentage">
            <text:p>8.12%</text:p>
          </table:table-cell>
        </table:table-row>
        <table:table-row table:style-name="ro1">
          <table:table-cell office:value-type="string" calcext:value-type="string">
            <text:p>Baidu Inc ADR</text:p>
          </table:table-cell>
          <table:table-cell office:value-type="string" calcext:value-type="string">
            <text:p>BIDU</text:p>
          </table:table-cell>
          <table:table-cell office:value-type="percentage" office:value="0.0796" calcext:value-type="percentage">
            <text:p>7.96%</text:p>
          </table:table-cell>
        </table:table-row>
        <table:table-row table:style-name="ro1">
          <table:table-cell office:value-type="string" calcext:value-type="string">
            <text:p>Pinduoduo Inc ADR</text:p>
          </table:table-cell>
          <table:table-cell office:value-type="string" calcext:value-type="string">
            <text:p>PDD</text:p>
          </table:table-cell>
          <table:table-cell office:value-type="percentage" office:value="0.0779" calcext:value-type="percentage">
            <text:p>7.79%</text:p>
          </table:table-cell>
        </table:table-row>
        <table:table-row table:style-name="ro1">
          <table:table-cell office:value-type="string" calcext:value-type="string">
            <text:p>Bilibili Inc ADR</text:p>
          </table:table-cell>
          <table:table-cell office:value-type="string" calcext:value-type="string">
            <text:p>BILI</text:p>
          </table:table-cell>
          <table:table-cell office:value-type="percentage" office:value="0.0435" calcext:value-type="percentage">
            <text:p>4.35%</text:p>
          </table:table-cell>
        </table:table-row>
        <table:table-row table:style-name="ro1">
          <table:table-cell office:value-type="string" calcext:value-type="string">
            <text:p>NetEase Inc ADR</text:p>
          </table:table-cell>
          <table:table-cell office:value-type="string" calcext:value-type="string">
            <text:p>NTES</text:p>
          </table:table-cell>
          <table:table-cell office:value-type="percentage" office:value="0.0374" calcext:value-type="percentage">
            <text:p>3.74%</text:p>
          </table:table-cell>
        </table:table-row>
        <table:table-row table:style-name="ro1">
          <table:table-cell office:value-type="string" calcext:value-type="string">
            <text:p>XPeng Inc ADR</text:p>
          </table:table-cell>
          <table:table-cell office:value-type="string" calcext:value-type="string">
            <text:p>XPEV</text:p>
          </table:table-cell>
          <table:table-cell office:value-type="percentage" office:value="0.037" calcext:value-type="percentage">
            <text:p>3.70%</text:p>
          </table:table-cell>
        </table:table-row>
        <table:table-row table:style-name="ro1">
          <table:table-cell office:value-type="string" calcext:value-type="string">
            <text:p>KE Holdings Inc ADR</text:p>
          </table:table-cell>
          <table:table-cell office:value-type="string" calcext:value-type="string">
            <text:p>BEKE</text:p>
          </table:table-cell>
          <table:table-cell office:value-type="percentage" office:value="0.0352" calcext:value-type="percentage">
            <text:p>3.52%</text:p>
          </table:table-cell>
        </table:table-row>
        <table:table-row table:style-name="ro1">
          <table:table-cell office:value-type="string" calcext:value-type="string">
            <text:p>Trip.com Group Ltd ADR</text:p>
          </table:table-cell>
          <table:table-cell office:value-type="string" calcext:value-type="string">
            <text:p>TCOM</text:p>
          </table:table-cell>
          <table:table-cell office:value-type="percentage" office:value="0.0324" calcext:value-type="percentage">
            <text:p>3.24%</text:p>
          </table:table-cell>
        </table:table-row>
      </table:table>
      <table:named-expressions/>
      <table:database-ranges>
        <table:database-range table:name="__Anonymous_Sheet_DB__0" table:target-range-address="Sheet1.A1:Sheet1.A167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1T17:38:08.381000000</meta:creation-date>
    <dc:date>2021-08-21T18:40:20.171000000</dc:date>
    <meta:editing-duration>PT31M49S</meta:editing-duration>
    <meta:editing-cycles>4</meta:editing-cycles>
    <meta:generator>LibreOffice/5.3.2.2$Windows_x86 LibreOffice_project/6cd4f1ef626f15116896b1d8e1398b56da0d0ee1</meta:generator>
    <meta:document-statistic meta:table-count="5" meta:cell-count="890" meta:object-count="30"/>
  </office:meta>
</office:document-meta>
</file>